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1542in" style:rel-column-width="10922*"/>
    </style:style>
    <style:style style:name="Table1.C" style:family="table-column">
      <style:table-column-properties style:column-width="1.1542in" style:rel-column-width="10924*"/>
    </style:style>
    <style:style style:name="Table1.F" style:family="table-column">
      <style:table-column-properties style:column-width="1.1542in" style:rel-column-width="1092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1.1542in" style:rel-column-width="10922*"/>
    </style:style>
    <style:style style:name="Table2.C" style:family="table-column">
      <style:table-column-properties style:column-width="1.1542in" style:rel-column-width="10924*"/>
    </style:style>
    <style:style style:name="Table2.F" style:family="table-column">
      <style:table-column-properties style:column-width="1.1542in" style:rel-column-width="1092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Download.html#binary <text:s/>← download swi-prolog links here</text:p>
      <text:p text:style-name="Standard"/>
      <text:p text:style-name="P2">Download/Install SWI-Prolog</text:p>
      <text:p text:style-name="P1"/>
      <text:p text:style-name="P4">(Big Windows 32 bit stable version button)</text:p>
      <text:p text:style-name="P3"/>
      <text:p text:style-name="P3">Looking for (Accessory Code) or (The git Repository?)</text:p>
      <text:p text:style-name="P3">Comment on this version (H<office:annotation><dc:creator>Anne Ogborn</dc:creator><dc:date>2013-12-28T12:48:52.55</dc:date><text:p text:style-name="P8"><text:span text:style-name="T2">Anchor link down page to comments</text:span></text:p></office:annotation>ere)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>
          <table:table-cell table:style-name="Table1.A1" table:number-columns-spanned="3" office:value-type="string">
            <text:p text:style-name="P5">Binaries</text:p>
          </table:table-cell>
          <table:covered-table-cell/>
          <table:covered-table-cell/>
          <table:table-cell table:style-name="Table1.D1" table:number-columns-spanned="3" office:value-type="string">
            <text:p text:style-name="P5">sourc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Standard">Windows(Easy)</text:p>
          </table:table-cell>
          <table:table-cell table:style-name="Table1.A2" office:value-type="string">
            <text:p text:style-name="Standard">Mac(E<office:annotation><dc:creator>Anne Ogborn</dc:creator><dc:date>2013-12-28T12:46:42.27</dc:date><text:p text:style-name="P8"><text:span text:style-name="T2">Each OS icon will have an recommended/easy/medium/hard 'difficulty' button</text:span></text:p></office:annotation>asy)</text:p>
          </table:table-cell>
          <table:table-cell table:style-name="Table1.A2" office:value-type="string">
            <text:p text:style-name="Standard">Linux(Easy)</text:p>
          </table:table-cell>
          <table:table-cell table:style-name="Table1.A2" office:value-type="string">
            <text:p text:style-name="Standard">Windows(hard)</text:p>
          </table:table-cell>
          <table:table-cell table:style-name="Table1.A2" office:value-type="string">
            <text:p text:style-name="Standard">Mac(Hard)</text:p>
          </table:table-cell>
          <table:table-cell table:style-name="Table1.F2" office:value-type="string">
            <text:p text:style-name="Standard">Linux(Easy)</text:p>
          </table:table-cell>
        </table:table-row>
      </table:table>
      <text:h text:style-name="P7" text:outline-level="2">Windows</text:h>
      <text:h text:style-name="P7" text:outline-level="2">Binary</text:h>
      <text:p text:style-name="Text_20_body">Download and run the installer. </text:p>
      <text:p text:style-name="Text_20_body">Get Started Here(link to get started page)</text:p>
      <text:h text:style-name="Heading_20_3" text:outline-level="3">Stable(Recommen<office:annotation><dc:creator>Anne Ogborn</dc:creator><dc:date>2013-12-28T12:50:53.57</dc:date><text:p text:style-name="P8"><text:span text:style-name="T2">Icon for recommended/easy/medium/hard</text:span></text:p></office:annotation>ded)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32bit</text:p>
          </table:table-cell>
          <table:table-cell table:style-name="Table3.B1" office:value-type="string">
            <text:p text:style-name="Table_20_Contents">64bit</text:p>
          </table:table-cell>
        </table:table-row>
      </table:table>
      <text:p text:style-name="Standard"/>
      <text:p text:style-name="Standard">Stable binary versions Box</text:p>
      <text:p text:style-name="Standard">(old versions button)</text:p>
      <text:h text:style-name="Heading_20_3" text:outline-level="3">Development</text:h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Table_20_Contents">32 bit</text:p>
          </table:table-cell>
          <table:table-cell table:style-name="Table5.B1" office:value-type="string">
            <text:p text:style-name="Table_20_Contents">64 bit</text:p>
          </table:table-cell>
        </table:table-row>
      </table:table>
      <text:p text:style-name="Standard"/>
      <text:p text:style-name="Standard">Development binary versions Box</text:p>
      <text:p text:style-name="Standard">(old versions button)</text:p>
      <text:h text:style-name="Heading_20_3" text:outline-level="3">Dailies</text:h>
      <text:p text:style-name="Standard">Windows Dailies link</text:p>
      <text:p text:style-name="Standard">Most recent here, then link to dailies page</text:p>
      <text:p text:style-name="Standard"/>
      <text:h text:style-name="P7" text:outline-level="2">Source Distributions</text:h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F"/>
        <table:table-row>
          <table:table-cell table:style-name="Table2.A1" table:number-columns-spanned="3" office:value-type="string">
            <text:p text:style-name="Standard">Binaries</text:p>
          </table:table-cell>
          <table:covered-table-cell/>
          <table:covered-table-cell/>
          <table:table-cell table:style-name="Table2.D1" table:number-columns-spanned="3" office:value-type="string">
            <text:p text:style-name="Standard">sourc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Standard">Windows</text:p>
          </table:table-cell>
          <table:table-cell table:style-name="Table2.A2" office:value-type="string">
            <text:p text:style-name="Standard">Mac</text:p>
          </table:table-cell>
          <table:table-cell table:style-name="Table2.A2" office:value-type="string">
            <text:p text:style-name="Standard">Linux</text:p>
          </table:table-cell>
          <table:table-cell table:style-name="Table2.A2" office:value-type="string">
            <text:p text:style-name="Standard">Windows</text:p>
          </table:table-cell>
          <table:table-cell table:style-name="Table2.A2" office:value-type="string">
            <text:p text:style-name="Standard">Mac</text:p>
          </table:table-cell>
          <table:table-cell table:style-name="Table2.F2" office:value-type="string">
            <text:p text:style-name="Standard">Linux</text:p>
          </table:table-cell>
        </table:table-row>
      </table:table>
      <text:h text:style-name="P7" text:outline-level="2"><text:soft-page-break/></text:h>
      <text:p text:style-name="Text_20_body">Compiling on windows from sources is complex and not recommended unless really needed. If you do need to compile on windows, we use mingw. More information is on the <text:span text:style-name="T1">swi-prolog on windows</text:span> page. </text:p>
      <text:p text:style-name="Text_20_body">The <text:span text:style-name="T1">mailinglist</text:span> may have more information about setting up a build environment on windows.</text:p>
      <text:p text:style-name="Text_20_body"/>
      <text:p text:style-name="Text_20_body">Get Started Here(link to get started page)</text:p>
      <text:h text:style-name="Heading_20_3" text:outline-level="3">Stable(Recommen<office:annotation><dc:creator>Anne Ogborn</dc:creator><dc:date>2013-12-28T12:50:53.57</dc:date><text:p text:style-name="P8"><text:span text:style-name="T2">Icon for recommended/easy/medium/hard</text:span></text:p></office:annotation>ded)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32bit</text:p>
          </table:table-cell>
          <table:table-cell table:style-name="Table4.B1" office:value-type="string">
            <text:p text:style-name="Table_20_Contents">64bit</text:p>
          </table:table-cell>
        </table:table-row>
      </table:table>
      <text:p text:style-name="Standard"/>
      <text:p text:style-name="Standard">Stable binary versions Box</text:p>
      <text:p text:style-name="Standard">(old versions button)</text:p>
      <text:h text:style-name="Heading_20_3" text:outline-level="3">Development</text:h>
      <text:p text:style-name="Standard">32</text:p>
      <text:p text:style-name="Standard">64</text:p>
      <text:p text:style-name="Standard">Development binary versions Box</text:p>
      <text:p text:style-name="Standard">(old versions button)</text:p>
      <text:h text:style-name="Heading_20_3" text:outline-level="3">Dailies</text:h>
      <text:p text:style-name="Standard">Windows Dailies link</text:p>
      <text:p text:style-name="P6">Most recent here, then link to dailies page</text:p>
      <text:p text:style-name="Standard"/>
      <text:p text:style-name="Standard"/>
      <text:h text:style-name="P7" text:outline-level="2">Mac</text:h>
      <text:p text:style-name="Text_20_body">Download and run installer. </text:p>
      <text:p text:style-name="Text_20_body">Get Started Here</text:p>
      <text:h text:style-name="Heading_20_3" text:outline-level="3">Stable(Recommen<office:annotation><dc:creator>Anne Ogborn</dc:creator><dc:date>2013-12-28T12:50:53.57</dc:date><text:p text:style-name="P8"><text:span text:style-name="T2">Icon for recommended/easy/medium/hard</text:span></text:p></office:annotation>ded)</text:h>
      <text:p text:style-name="Standard">32</text:p>
      <text:p text:style-name="Standard">64</text:p>
      <text:p text:style-name="Standard">Stable binary versions Box</text:p>
      <text:p text:style-name="Standard">(old versions button)</text:p>
      <text:h text:style-name="Heading_20_3" text:outline-level="3">Development</text:h>
      <text:p text:style-name="Standard">32</text:p>
      <text:p text:style-name="Standard">64</text:p>
      <text:p text:style-name="Standard">Development binary versions Box</text:p>
      <text:p text:style-name="Standard">(old versions button)</text:p>
      <text:h text:style-name="Heading_20_3" text:outline-level="3"><text:soft-page-break/>Dailies</text:h>
      <text:p text:style-name="Standard">Windows Dailies link</text:p>
      <text:p text:style-name="Standard">Most recent here, then link to dailies page</text:p>
      <text:p text:style-name="Standard"/>
      <text:h text:style-name="P7" text:outline-level="2">Linux</text:h>
      <text:h text:style-name="Heading_20_3" text:outline-level="3">Stable</text:h>
      <text:p text:style-name="Standard"/>
      <text:p text:style-name="Standard">Stable binary versions Box</text:p>
      <text:p text:style-name="Standard">(old versions button)</text:p>
      <text:h text:style-name="Heading_20_3" text:outline-level="3">Development</text:h>
      <text:p text:style-name="Standard"/>
      <text:p text:style-name="Standard">Development binary versions Box</text:p>
      <text:p text:style-name="Standard">(old versions button)</text:p>
      <text:h text:style-name="Heading_20_3" text:outline-level="3">Dailies</text:h>
      <text:p text:style-name="Standard"/>
      <text:p text:style-name="Standard">Linux PPA's</text:p>
      <text:p text:style-name="Standard"/>
      <text:h text:style-name="P7" text:outline-level="2">Source Distributions</text:h>
      <text:h text:style-name="Heading_20_2" text:outline-level="2">Tar file</text:h>
      <text:p text:style-name="Standard">Stable</text:p>
      <text:p text:style-name="Text_20_body">Development</text:p>
      <text:p text:style-name="Text_20_body">(old versions)</text:p>
      <text:h text:style-name="Heading_20_3" text:outline-level="3">Git Repository</text:h>
      <text:p text:style-name="Text_20_body">Instructions for using git</text:p>
      <text:p text:style-name="Text_20_body"/>
      <text:p text:style-name="Standard"/>
      <text:p text:style-name="Standard">Windows Dailies</text:p>
      <text:p text:style-name="Standard">Most recent here, then link to dailies page</text:p>
      <text:p text:style-name="Standard"/>
      <text:h text:style-name="Heading_20_2" text:outline-level="2">Mac</text:h>
      <text:h text:style-name="Heading_20_3" text:outline-level="3">Stable</text:h>
      <text:p text:style-name="Standard"/>
      <text:p text:style-name="Standard">Stable binary versions Box</text:p>
      <text:p text:style-name="Standard"><text:soft-page-break/>(old versions button)</text:p>
      <text:h text:style-name="Heading_20_3" text:outline-level="3">Development</text:h>
      <text:p text:style-name="Standard"/>
      <text:p text:style-name="Standard">Development binary versions Box</text:p>
      <text:p text:style-name="Standard">(old versions button)</text:p>
      <text:h text:style-name="Heading_20_2" text:outline-level="2">Linux</text:h>
      <text:h text:style-name="Heading_20_3" text:outline-level="3">Stable</text:h>
      <text:p text:style-name="Standard"/>
      <text:p text:style-name="Standard">Stable binary versions Box</text:p>
      <text:p text:style-name="Standard">(old versions button)</text:p>
      <text:h text:style-name="Heading_20_3" text:outline-level="3">Development</text:h>
      <text:p text:style-name="Standard"/>
      <text:p text:style-name="Standard">Development binary versions Box</text:p>
      <text:p text:style-name="Standard">(old versions button)</text:p>
      <text:h text:style-name="Heading_20_3" text:outline-level="3">Dailies</text:h>
      <text:p text:style-name="Standard"/>
      <text:p text:style-name="Standard">Linux PPA's</text:p>
      <text:p text:style-name="Standard"/>
      <text:p text:style-name="Standard"/>
      <text:p text:style-name="Standard">Comment on code</text:p>
      <text:p text:style-name="Standard">Stable</text:p>
      <text:p text:style-name="Standard">Development</text:p>
      <text:p text:style-name="Standard">Dailies</text:p>
      <text:p text:style-name="Standard"/>
      <text:p text:style-name="Standard"/>
      <text:p text:style-name="Standard"/>
      <text:p text:style-name="Standard"/>
      <text:p text:style-name="Standard">Stable</text:p>
      <text:p text:style-name="Standard"/>
      <text:p text:style-name="Standard">Development</text:p>
      <text:p text:style-name="Standard"/>
      <text:p text:style-name="Standard"/>
      <text:p text:style-name="Standard">Action<text:line-break/><text:tab/>Download and install<text:line-break/><text:tab/>Get Sources<text:line-break/><text:tab/>Read the changelog<text:line-break/><text:tab/>Comment on a release<text:line-break/><text:tab/>read about the motivation/etc. about tools like git, the PPA, blah blah<text:line-break/><text:line-break/>Axes<text:line-break/>Known OSes -<text:line-break/><text:soft-page-break/> <text:s text:c="3"/>Windows<text:line-break/><text:tab/> <text:s text:c="2"/>32<text:line-break/><text:tab/> <text:s text:c="2"/>64<text:line-break/><text:tab/>MacOS<text:line-break/><text:tab/>Linux<text:line-break/><text:tab/> <text:s text:c="2"/>distro<text:line-break/><text:tab/><text:tab/><text:tab/>Debian and Ubuntu (including PPA for Ubuntu)<text:line-break/><text:tab/><text:tab/><text:tab/>Redhat (Fedora, RHEL, CentOS)<text:line-break/><text:tab/><text:tab/><text:tab/>SuSE<text:line-break/><text:tab/><text:tab/><text:tab/>Mageia<text:line-break/><text:tab/><text:line-break/>Version<text:line-break/><text:tab/>Git/Windows Nightlies<text:line-break/> <text:s text:c="3"/>Development<text:line-break/><text:tab/>Stable<text:line-break/><text:tab/>Old<text:line-break/><text:line-break/>Build<text:line-break/><text:tab/>Binaries<text:line-break/><text:tab/>Sources<text:line-break/><text:tab/><text:line-break/>DL Location<text:line-break/><text:tab/>website<text:line-break/><text:tab/>GIT<text:line-break/><text:tab/>PPA<text:line-break/><text:line-break/><text:tab/><text:line-break/>Need to build docs<text:line-break/> <text:s text:c="3"/>No<text:line-break/><text:tab/>Yes<text:line-break/><text:tab/><text:line-break/>The wizard sequence should be<text:line-break/>download<text:line-break/>build<text:line-break/>run - advice for actually getting up the first time, writing hello world.<text:line-break/><text:line-break/>===============================================</text:p>
      <text:p text:style-name="Standard"/>
      <text:p text:style-name="Standard">Addons.txt</text:p>
      <text:p text:style-name="Standard"/>
      <text:p text:style-name="Standard">What<text:line-break/><text:tab/>Packs<text:line-break/><text:tab/>Manual<text:line-break/><text:tab/>Contrib<text:line-break/><text:tab/>Stuff in GIT</text:p>
      <text:p text:style-name="Standard"/>
      <text:p text:style-name="Standard">Action<text:line-break/><text:tab/>Download and install<text:line-break/><text:tab/>Get Sources<text:line-break/><text:soft-page-break/><text:tab/>Read the changelog<text:line-break/><text:tab/>Comment on a release<text:line-break/><text:tab/>read about the motivation/etc. about tools like git, the PPA, blah blah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e Ogborn</meta:initial-creator>
    <meta:creation-date>2013-12-27T19:26:48.72</meta:creation-date>
    <dc:date>2013-12-29T02:45:28.97</dc:date>
    <dc:creator>Anne Ogborn</dc:creator>
    <meta:editing-duration>P1DT7H18M32S</meta:editing-duration>
    <meta:editing-cycles>24</meta:editing-cycles>
    <meta:generator>OpenOffice.org/3.3$Win32 OpenOffice.org_project/330m20$Build-9567</meta:generator>
    <meta:document-statistic meta:table-count="5" meta:image-count="0" meta:object-count="0" meta:page-count="6" meta:paragraph-count="115" meta:word-count="436" meta:character-count="2928"/>
  </office:meta>
</office:document-meta>
</file>